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e constate avec soulagement que notre invité du jour n'est pas particulièrement anxieux. Je ne peux contenir un sourire lorsqu'il commande une bière. Il serait mentir de dire que j'y connais un rayon en chasteté -j'ai parait-il une place réservée aux côtés de Jaerin dans l'au-delà, d'après certaines de mes dernières rencontres-, mais pour une raison qui m'échappe j'aurais imaginé que l'alcool n'était pas dans ses attributions, en particulier vu son habituelle association avec une autre activité qui, elle, n'a définitivement rien de chaste. Mais soit. Qui pourrait juger une personne qui ne se prive pas de tous les plaisirs de la vie ? Certainement pas moi.</text:p>
      <text:p text:style-name="Standard"/>
      <text:p text:style-name="Standard">Alors que le tavernier s'affaire à la préparation de nos commandes, nous entrons directement dans le vif du sujet. Et Yehoshua de me demander à demi-mots que la révolution fasse le ménage -tout compte fait, il a littéralement demandé cette partie- dans les rangs de ces damnés de la tour Galate. Je l'écoute en silence, tirant distraitement sur le reste de ma cigarette en hochant de temps à autre la tête. Lorsque notre commande arrive, j'attrape ma propre pinte et en bois une longue gorgée, réfléchissant quelques secondes avant de répondre.</text:p>
      <text:p text:style-name="Standard"/>
      <text:p text:style-name="Standard">&lt;d1&gt;-Ah, ça... Malheureusement, il est également le propriétaire des lieux, ce qui rend particulièrement difficile la tâche de l'en déloger.&lt;/d1&gt; Bien que j'aimerais le faire, je ne peux, en ma qualité de général de la révolution, m'avancer sur les éventuels succès de celle-ci dans le futur. &lt;d1&gt;Mais croyez bien que nous œuvrons dans ce sens autant que nous le pouvons.&lt;/d1&gt;</text:p>
      <text:p text:style-name="Standard"/>
      <text:p text:style-name="Standard">Il est triste de l'admettre, mais telle est la situation. La révolution a beau gagner des membres de jour en jour, nous sommes toujours loin de pouvoir prétendre à égaler -et encore moins surpasser- la puissance de la tour Galate. Et, aussi précieux soit-il, le soutien de Yehoshua ne sera probablement pas décisif si, comme il le dit, cela revient à mettre sa vie en jeu à chaque instant. Mais l'une de ses phrases m'interpelle. Aussi, lorsqu'il me retourne la question, je m'engouffre dans la brèche. Mon visage se pare d'un air bien plus sérieux qu'à l'ordinaire.</text:p>
      <text:p text:style-name="Standard"/>
      <text:p text:style-name="Standard">&lt;d1&gt;-Nous ne disposons malheureusement pas des moyens nécessaires pour assurer pleinement votre protection. En revanche, nous disposons d'éléments infiltrés dans les rangs de la tour.&lt;/d1&gt; Je tire une nouvelle bouffée de tabac, essayant d'instaurer une relation de contrôle. &lt;d1&gt;Nous pouvons vous offrir des appuis au sein même de l'organisation ennemie. En contrepartie, nous allons avoir besoin de votre « don » pour la diplomatie.&lt;/d1&gt; Nouvelle pause. &lt;d1&gt;Je ne vais pas vous mentir, il s'agit d'un rôle à haut risque. Mais si vous pouvez nous rapporter ce qui se dit de l'intérieur, et jouer de vos talents pour semer le doute parmi leurs partisans, nous pourrons sans doute profiter du chaos pour frapper.&lt;/d1&gt;</text:p>
      <text:p text:style-name="Standard"/>
      <text:p text:style-name="Standard">J'écrase ma cigarette dans le cendrier posé devant moi avant de reprendre. Le marché n'est pas vraiment à son avantage, mais j'ai encore quelques atouts dans la manche si jamais les négociations s'avèrent plus corsées que prévu.</text:p>
      <text:p text:style-name="Standard"/>
      <text:p text:style-name="Standard">&lt;d1&gt;-Qu'en dites-vous ?&lt;/d1&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07T19:21:19.97</meta:creation-date>
    <dc:date>2023-11-07T22:29:51.36</dc:date>
    <meta:editing-duration>PT3H7M20S</meta:editing-duration>
    <meta:editing-cycles>145</meta:editing-cycles>
    <meta:generator>OpenOffice/4.1.13$Win32 OpenOffice.org_project/4113m1$Build-9810</meta:generator>
    <meta:document-statistic meta:table-count="0" meta:image-count="0" meta:object-count="0" meta:page-count="1" meta:paragraph-count="7" meta:word-count="507" meta:character-count="3121"/>
  </office:meta>
</office:document-meta>
</file>